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6000000161F98502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Standard" style:list-style-name="List_20_1"/>
    <style:style style:name="P5" style:family="paragraph" style:parent-style-name="Standard" style:list-style-name="L1"/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8.0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1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8.0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?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ModuleBuild?v=z6u" office:name="!.modulebuild">Руководство по созданию модулей для OpenSCADA</text:a> — <draw:frame draw:style-name="fr1" draw:name="Графічний об'єкт56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moduleCreation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421005496" text:style-name="List_20_1">
        <text:list-item>
          <text:p text:style-name="P4"><text:a xlink:type="simple" xlink:href="http://wiki.oscada.org/Doc/OpisanieProgrammy#h920-1">Пользовательское API объектной модели ядра системы OpenSCADA</text:a> — <draw:frame draw:style-name="fr1" draw:name="Графический объект1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AboutOpenSCADA.pdf#page=78">файл</text:a>: </text:p>
          <text:list>
            <text:list-item>
              <text:p text:style-name="P4"><text:a xlink:type="simple" xlink:href="http://wiki.oscada.org/Doc/JavaLikeCalc#h101-11" office:name="!.javalikecalc">Пользовательское объектное API языка JavaLikeCalc.JavaScript</text:a> — <draw:frame draw:style-name="fr1" draw:name="Графический объект2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DAQ.JavaLikeCalc.pdf#page=8">файл</text:a></text:p>
            </text:list-item>
            <text:list-item>
              <text:p text:style-name="P4"><text:a xlink:type="simple" xlink:href="http://wiki.oscada.org/Doc/VCAEngine#h668-23" office:name="!.vcaengine">Пользовательское объектное API движка среды визуализации и управления</text:a> — <draw:frame draw:style-name="fr1" draw:name="Графический объект3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UI.VCAEngine.pdf#page=39">файл</text:a></text:p>
            </text:list-item>
          </text:list>
        </text:list-item>
        <text:list-item>
          <text:p text:style-name="P4"><text:a xlink:type="simple" xlink:href="http://wiki.oscada.org/Using/APIFunctionLibs" office:name=".using.apifunctionlibs">Библиотеки функций API объектной модели системы OpenSCADA</text:a>:</text:p>
          <text:list>
            <text:list-item>
              <text:p text:style-name="P4"><text:a xlink:type="simple" xlink:href="http://wiki.oscada.org/Doc/FLibComplex1" office:name="!.flibcomplex1">Библиотека функций совместимости со SCADA Complex1 фирмы ООО НИП "DIYA"</text:a> — <draw:frame draw:style-name="fr1" draw:name="Графический объект4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4"><text:a xlink:type="simple" xlink:href="http://wiki.oscada.org/Doc/FLibMath" office:name="!.flibmath">Библиотека стандартных математических функций</text:a> — <draw:frame draw:style-name="fr1" draw:name="Графический объект5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4"><text:a xlink:type="simple" xlink:href="http://wiki.oscada.org/Doc/FLibSYS" office:name="!.flibsys">Библиотека системного API среды пользовательского программирования</text:a> — <draw:frame draw:style-name="fr1" draw:name="Графический объект6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4"><text:a xlink:type="simple" xlink:href="http://wiki.oscada.org/Using/APIFunctionLibs/TechApp" office:name=".using.apifunctionlibs.techapp">Библиотека моделей аппаратов технологических процессов</text:a> — <draw:frame draw:style-name="fr1" draw:name="Графический объект7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" office:name=".using.graphicelementslibraries">Библиотеки графических элементов системы OpenSCADA</text:a></text:h>
      <text:list xml:id="list1779032935" text:continue-numbering="true" text:style-name="List_20_1">
        <text:list-item>
          <text:p text:style-name="P4"><text:a xlink:type="simple" xlink:href="http://wiki.oscada.org/Using/GraphicElementsLibraries/MainElements" office:name=".using.graphicelementslibraries.mainelements">Библиотека основных элементов пользовательского интерфейса</text:a> — <draw:frame draw:style-name="fr1" draw:name="Графічний об'єкт53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ain.pdf">файл</text:a></text:p>
        </text:list-item>
        <text:list-item>
          <text:p text:style-name="P4"><text:a xlink:type="simple" xlink:href="http://wiki.oscada.org/Using/GraphicElementsLibraries/MnemoElements" office:name=".using.graphicelementslibraries.mnemoelements">Библиотека элементов мнемосхем пользовательского интерфейса</text:a> — <draw:frame draw:style-name="fr1" draw:name="Графічний об'єкт54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MnEls.pdf">файл</text:a></text:p>
        </text:list-item>
        <text:list-item>
          <text:p text:style-name="P4"><text:a xlink:type="simple" xlink:href="http://wiki.oscada.org/Using/GraphicElementsLibraries/ElectroElements" office:name=".using.graphicelementslibraries.electroelements">Библиотека электроэлементов мнемосхем пользовательского интерфейса</text:a> — <draw:frame draw:style-name="fr1" draw:name="Графічний об'єкт55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WLib.ElEls.pdf">файл</text:a></text:p>
        </text:list-item>
      </text:list>
      <text:h text:style-name="Heading_20_2" text:outline-level="2">Документация на модули системы OpenSCADA</text:h>
      <text:list xml:id="list1817303251" text:style-name="L1">
        <text:list-item>
          <text:p text:style-name="P3">Подсистема "Архивы":</text:p>
        </text:list-item>
      </text:list>
      <text:list xml:id="list381481612" text:style-name="L1">
        <text:list-item>
          <text:list>
            <text:list-item>
              <text:p text:style-name="P5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5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3">Подсистема "Базы данных":</text:p>
          <text:list>
            <text:list-item>
              <text:p text:style-name="P5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BD.DBF.pdf">файл</text:a></text:p>
            </text:list-item>
            <text:list-item>
              <text:p text:style-name="P5"><text:soft-page-break/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BD.MySQL.pdf">файл</text:a></text:p>
            </text:list-item>
            <text:list-item>
              <text:p text:style-name="P5"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BD.SQLite.pdf">файл</text:a></text:p>
            </text:list-item>
            <text:list-item>
              <text:p text:style-name="P5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BD.FireBird.pdf">файл</text:a></text:p>
            </text:list-item>
            <text:list-item>
              <text:p text:style-name="P5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BD.PostgreSQL.pdf">файл</text:a></text:p>
            </text:list-item>
          </text:list>
        </text:list-item>
        <text:list-item>
          <text:p text:style-name="P3">Подсистема "Сбор данных (DAQ)":</text:p>
          <text:list>
            <text:list-item>
              <text:p text:style-name="P5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5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5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5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5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5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5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5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5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5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5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5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5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5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62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3">Подсистема "Транспорты":</text:p>
          <text:list>
            <text:list-item>
              <text:p text:style-name="P5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5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5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3">Подсистема "Транспортные протоколы":</text:p>
          <text:list>
            <text:list-item>
              <text:p text:style-name="P5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5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5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5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5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3">Подсистема "Специальные":</text:p>
          <text:list>
            <text:list-item>
              <text:p text:style-name="P5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5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5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5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3">Подсистема "Пользовательские интерфейсы":</text:p>
          <text:list>
            <text:list-item>
              <text:p text:style-name="P5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5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5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5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5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5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5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5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131cm" fo:margin-left="1.49cm" fo:margin-right="0.93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4-06-14T20:46:55</dc:date>
    <meta:editing-duration>PT10H17M51S</meta:editing-duration>
    <meta:editing-cycles>47</meta:editing-cycles>
    <meta:generator>LibreOffice/3.6$Linux_x86 LibreOffice_project/360m1$Build-2</meta:generator>
    <meta:document-statistic meta:table-count="0" meta:image-count="63" meta:object-count="0" meta:page-count="2" meta:paragraph-count="78" meta:word-count="469" meta:character-count="2926" meta:non-whitespace-character-count="2530"/>
  </office:meta>
</office:document-meta>
</file>